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MathJax Size1" svg:font-family="'MathJax Size1'"/>
    <style:font-face style:name="MathJax Size3" svg:font-family="'MathJax Size3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 style:shadow="none"/>
    </style:style>
    <style:style style:name="Table2.A" style:family="table-column">
      <style:table-column-properties style:column-width="5.794cm"/>
    </style:style>
    <style:style style:name="Table2.B" style:family="table-column">
      <style:table-column-properties style:column-width="11.21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974cm"/>
    </style:style>
    <style:style style:name="P1" style:family="paragraph" style:parent-style-name="Standard">
      <style:text-properties officeooo:rsid="0018ef57" officeooo:paragraph-rsid="0018ef57"/>
    </style:style>
    <style:style style:name="P2" style:family="paragraph" style:parent-style-name="Standard">
      <style:text-properties officeooo:rsid="001c9897" officeooo:paragraph-rsid="001c9897"/>
    </style:style>
    <style:style style:name="P3" style:family="paragraph" style:parent-style-name="Standard">
      <style:text-properties style:font-name="Liberation Serif" officeooo:rsid="001c9897"/>
    </style:style>
    <style:style style:name="P4" style:family="paragraph" style:parent-style-name="Standard" style:list-style-name="L8">
      <style:text-properties style:font-name="Liberation Serif" officeooo:rsid="001c9897" officeooo:paragraph-rsid="001c9897"/>
    </style:style>
    <style:style style:name="P5" style:family="paragraph" style:parent-style-name="Standard" style:list-style-name="L8">
      <style:paragraph-properties fo:text-align="center" style:justify-single-word="false"/>
      <style:text-properties style:font-name="Liberation Serif"/>
    </style:style>
    <style:style style:name="P6" style:family="paragraph" style:parent-style-name="Standard">
      <style:text-properties style:font-name="Liberation Serif" style:text-underline-style="solid" style:text-underline-width="auto" style:text-underline-color="font-color" fo:font-weight="bold" officeooo:rsid="001c9897" officeooo:paragraph-rsid="001c9897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c9897" officeooo:paragraph-rsid="001c9897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c9897" officeooo:paragraph-rsid="001c9897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1a94db" officeooo:paragraph-rsid="001a94db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a94db" officeooo:paragraph-rsid="001a94d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tyle="normal" fo:font-weight="bold" officeooo:rsid="001a94db" officeooo:paragraph-rsid="001a94db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style:font-name="Liberation Serif"/>
    </style:style>
    <style:style style:name="P13" style:family="paragraph" style:parent-style-name="Text_20_body" style:list-style-name="L2">
      <style:text-properties style:font-name="Liberation Serif"/>
    </style:style>
    <style:style style:name="P14" style:family="paragraph" style:parent-style-name="Text_20_body" style:list-style-name="L4">
      <style:text-properties style:font-name="Liberation Serif"/>
    </style:style>
    <style:style style:name="P15" style:family="paragraph" style:parent-style-name="Text_20_body" style:list-style-name="L6">
      <style:text-properties style:font-name="Liberation Serif"/>
    </style:style>
    <style:style style:name="P16" style:family="paragraph" style:parent-style-name="Text_20_body">
      <style:paragraph-properties fo:text-align="center" style:justify-single-word="false"/>
      <style:text-properties style:font-name="Liberation Serif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Liberation Serif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/>
    </style:style>
    <style:style style:name="T1" style:family="text">
      <style:text-properties style:font-name="MathJax Math" fo:font-style="italic"/>
    </style:style>
    <style:style style:name="T2" style:family="text">
      <style:text-properties style:font-name="MathJax Math" fo:font-style="italic" officeooo:rsid="001c9897"/>
    </style:style>
    <style:style style:name="T3" style:family="text">
      <style:text-properties fo:font-style="italic"/>
    </style:style>
    <style:style style:name="T4" style:family="text">
      <style:text-properties fo:font-style="italic" officeooo:rsid="001c9897"/>
    </style:style>
    <style:style style:name="T5" style:family="text">
      <style:text-properties style:font-name="MathJax Main"/>
    </style:style>
    <style:style style:name="T6" style:family="text">
      <style:text-properties style:font-name="MathJax Main" officeooo:rsid="001c9897"/>
    </style:style>
    <style:style style:name="T7" style:family="text">
      <style:text-properties style:font-name="MathJax Size1"/>
    </style:style>
    <style:style style:name="T8" style:family="text">
      <style:text-properties style:font-name="MathJax Size3"/>
    </style:style>
    <style:style style:name="T9" style:family="text">
      <style:text-properties officeooo:rsid="001c9897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tyle="italic"/>
    </style:style>
    <style:style style:name="T12" style:family="text">
      <style:text-properties style:font-name="Liberation Serif" officeooo:rsid="001c9897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-Permutations : n!/(n-k)!</text:p>
      <text:p text:style-name="P1">K-Circular Permutations (when circular permutations are equivalent) : n!/(k*(n-k)!)</text:p>
      <text:p text:style-name="P1"></text:p>
      <text:p text:style-name="P1">Stirling Numbers of the second kind</text:p>
      <text:p text:style-name="P1">S(k)[n]<text:tab/>number of partitions of [n] into k non-empty parts</text:p>
      <text:p text:style-name="P1"></text:p>
      <text:p text:style-name="P1">S(0)[n]=0</text:p>
      <text:p text:style-name="P1">S(0)[n]=0</text:p>
      <text:p text:style-name="P1">S(1)[n]=1</text:p>
      <text:p text:style-name="P1">S(2)[n]=2^(n-1)-1</text:p>
      <text:p text:style-name="P1">S(n)[n]=1</text:p>
      <text:p text:style-name="P1">S(k)[n]=k*S(k)[n-1] + S(k-1)[n-1]</text:p>
      <text:p text:style-name="P1"></text:p>
      <text:p text:style-name="P1">Partition function, denoted by p(k)[n].</text:p>
      <text:p text:style-name="P1">• p(0)[n] = 0 (for n ≥ 1): No positive number can be partitioned into zero numbers.</text:p>
      <text:p text:style-name="P1">• p(n)[n] = 1: To write n as the sum of n positive numbers, there is exactly one choice:</text:p>
      <text:p text:style-name="P1">n = 1 + 1 + . . . 1. .ntimes</text:p>
      <text:p text:style-name="P1">p(k)[n] = p(k)[n − k] + p(k−1)[n − 1]</text:p>
      <text:p text:style-name="P1"/>
      <text:p text:style-name="P1">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0">n balls</text:p>
          </table:table-cell>
          <table:table-cell table:style-name="Table1.A1" office:value-type="string">
            <text:p text:style-name="P10">k boxes</text:p>
          </table:table-cell>
          <table:table-cell table:style-name="Table1.A1" office:value-type="string">
            <text:p text:style-name="P10">≤ 1 per box</text:p>
          </table:table-cell>
          <table:table-cell table:style-name="Table1.A1" office:value-type="string">
            <text:p text:style-name="P10">≥ 1 per box</text:p>
          </table:table-cell>
          <table:table-cell table:style-name="Table1.E1" office:value-type="string">
            <text:p text:style-name="P10">arbitrary</text:p>
          </table:table-cell>
        </table:table-row>
        <table:table-row>
          <table:table-cell table:style-name="Table1.A2" office:value-type="string">
            <text:p text:style-name="P9">U</text:p>
          </table:table-cell>
          <table:table-cell table:style-name="Table1.A2" office:value-type="string">
            <text:p text:style-name="P9">L</text:p>
          </table:table-cell>
          <table:table-cell table:style-name="Table1.A2" office:value-type="string">
            <text:p text:style-name="P9">C(k,n)</text:p>
          </table:table-cell>
          <table:table-cell table:style-name="Table1.A2" office:value-type="string">
            <text:p text:style-name="P9">C(n-1,k-1)</text:p>
          </table:table-cell>
          <table:table-cell table:style-name="Table1.E2" office:value-type="string">
            <text:p text:style-name="P9">C(n+k-1,k-1)</text:p>
          </table:table-cell>
        </table:table-row>
        <table:table-row>
          <table:table-cell table:style-name="Table1.A2" office:value-type="string">
            <text:p text:style-name="P9">L</text:p>
          </table:table-cell>
          <table:table-cell table:style-name="Table1.A2" office:value-type="string">
            <text:p text:style-name="P9">U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S(k)[n]</text:p>
          </table:table-cell>
          <table:table-cell table:style-name="Table1.E2" office:value-type="string">
            <text:p text:style-name="P9">sum(i=1 to k) of S(i)[n]</text:p>
          </table:table-cell>
        </table:table-row>
        <table:table-row>
          <table:table-cell table:style-name="Table1.A2" office:value-type="string">
            <text:p text:style-name="P9">L</text:p>
          </table:table-cell>
          <table:table-cell table:style-name="Table1.A2" office:value-type="string">
            <text:p text:style-name="P9">L</text:p>
          </table:table-cell>
          <table:table-cell table:style-name="Table1.A2" office:value-type="string">
            <text:p text:style-name="P9">C(k,n)*n!</text:p>
          </table:table-cell>
          <table:table-cell table:style-name="Table1.A2" office:value-type="string">
            <text:p text:style-name="P9">S(k)[n]*k!</text:p>
          </table:table-cell>
          <table:table-cell table:style-name="Table1.E2" office:value-type="string">
            <text:p text:style-name="P9">k^n</text:p>
          </table:table-cell>
        </table:table-row>
        <table:table-row>
          <table:table-cell table:style-name="Table1.A2" office:value-type="string">
            <text:p text:style-name="P9">U</text:p>
          </table:table-cell>
          <table:table-cell table:style-name="Table1.A2" office:value-type="string">
            <text:p text:style-name="P9">U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p(k)[n]</text:p>
          </table:table-cell>
          <table:table-cell table:style-name="Table1.E2" office:value-type="string">
            <text:p text:style-name="P9">sum(i=1 to k) of p(i)[n]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Arrangements</text:p>
          </table:table-cell>
          <table:table-cell table:style-name="Table2.B1" office:value-type="string">
            <text:p text:style-name="P11">Correspond to</text:p>
          </table:table-cell>
        </table:table-row>
        <table:table-row>
          <table:table-cell table:style-name="Table2.A2" office:value-type="string">
            <text:p text:style-name="P9">U → L</text:p>
          </table:table-cell>
          <table:table-cell table:style-name="Table2.B2" office:value-type="string">
            <text:p text:style-name="P9">Integer solutions of x 1 + . . . + x k = n.</text:p>
          </table:table-cell>
        </table:table-row>
        <table:table-row>
          <table:table-cell table:style-name="Table2.A2" office:value-type="string">
            <text:p text:style-name="P9">L → U</text:p>
          </table:table-cell>
          <table:table-cell table:style-name="Table2.B2" office:value-type="string">
            <text:p text:style-name="P9">Partitions of the set [n] into k parts.</text:p>
          </table:table-cell>
        </table:table-row>
        <table:table-row>
          <table:table-cell table:style-name="Table2.A2" office:value-type="string">
            <text:p text:style-name="P9">L → L</text:p>
          </table:table-cell>
          <table:table-cell table:style-name="Table2.B2" office:value-type="string">
            <text:p text:style-name="P9">Functions from [n] to [k]</text:p>
          </table:table-cell>
        </table:table-row>
        <table:table-row table:style-name="Table2.5">
          <table:table-cell table:style-name="Table2.A2" office:value-type="string">
            <text:p text:style-name="P9">U → U</text:p>
          </table:table-cell>
          <table:table-cell table:style-name="Table2.B2" office:value-type="string">
            <text:p text:style-name="P9">Partitions of the number n into k non-negative integers.</text:p>
          </table:table-cell>
        </table:table-row>
      </table:table>
      <text:p text:style-name="P1"/>
      <text:p text:style-name="P2"></text:p>
      <text:p text:style-name="P7">Legendre Symbol:</text:p>
      <text:p text:style-name="P8">x*x=a mod p</text:p>
      <text:p text:style-name="P2">Let p be an odd prime and let a be an integer.</text:p>
      <text:p text:style-name="P2">The Legendre symbol of a with respect to p is defined by</text:p>
      <text:p text:style-name="P2">a/p={<text:tab/>1 if a is quadratic residue modulo p and a!=0(mod p)</text:p>
      <text:p text:style-name="P2"><text:tab/>-1 if a is not quadratic residue</text:p>
      <text:p text:style-name="P2"><text:tab/>0 if a=0(mod p) }</text:p>
      <text:p text:style-name="P2">=a^(p-1)/2</text:p>
      <text:p text:style-name="P2"></text:p>
      <text:p text:style-name="P2"><text:span text:style-name="T14">CRT:</text:span></text:p>
      <text:p text:style-name="P2">x=ai (mod ni)</text:p>
      <text:p text:style-name="P2">x=aj (mod nj)</text:p>
      <text:p text:style-name="P2"><text:soft-page-break/>check for validity ai=aj (mod gcd(ni,nj) )</text:p>
      <text:p text:style-name="P2">ans is x=b (mod lcm(n1,n2,..))</text:p>
      <text:p text:style-name="P2"/>
      <text:p text:style-name="P2"/>
      <text:p text:style-name="P7">Totient:</text:p>
      <text:p text:style-name="P6"/>
      <text:list xml:id="list7585130085984983906" text:style-name="L8">
        <text:list-item>
          <text:p text:style-name="P4">If <text:bookmark text:name="MathJax-Element-8-Frame"/><text:bookmark text:name="MathJax-Span-163"/><text:bookmark text:name="MathJax-Span-164"/><text:bookmark text:name="MathJax-Span-165"/><text:span text:style-name="T3">p</text:span> is a prime number, then <text:bookmark text:name="MathJax-Element-9-Frame"/><text:bookmark text:name="MathJax-Span-166"/><text:bookmark text:name="MathJax-Span-167"/><text:bookmark text:name="MathJax-Span-168"/>gcd<text:bookmark text:name="MathJax-Span-169"/>(<text:bookmark text:name="MathJax-Span-170"/><text:span text:style-name="T3">p</text:span><text:bookmark text:name="MathJax-Span-171"/>,<text:bookmark text:name="MathJax-Span-172"/><text:span text:style-name="T3">q</text:span><text:bookmark text:name="MathJax-Span-173"/>)<text:bookmark text:name="MathJax-Span-174"/>=<text:bookmark text:name="MathJax-Span-175"/>1 for all <text:bookmark text:name="MathJax-Element-10-Frame"/><text:bookmark text:name="MathJax-Span-176"/><text:bookmark text:name="MathJax-Span-177"/><text:bookmark text:name="MathJax-Span-178"/>1<text:bookmark text:name="MathJax-Span-179"/>≤<text:bookmark text:name="MathJax-Span-180"/><text:span text:style-name="T3">q</text:span><text:bookmark text:name="MathJax-Span-181"/>&lt;<text:bookmark text:name="MathJax-Span-182"/><text:span text:style-name="T3">p</text:span>. Therefore we have: </text:p>
          <text:p text:style-name="P5"><text:bookmark text:name="MathJax-Element-11-Frame"/><text:bookmark text:name="MathJax-Span-183"/><text:bookmark text:name="MathJax-Span-184"/><text:bookmark text:name="MathJax-Span-185"/><text:span text:style-name="T3">ϕ</text:span><text:bookmark text:name="MathJax-Span-186"/>(<text:bookmark text:name="MathJax-Span-187"/><text:span text:style-name="T3">p</text:span><text:bookmark text:name="MathJax-Span-188"/>)<text:bookmark text:name="MathJax-Span-189"/>=<text:bookmark text:name="MathJax-Span-190"/><text:span text:style-name="T3">p</text:span><text:bookmark text:name="MathJax-Span-191"/>−<text:bookmark text:name="MathJax-Span-192"/>1.</text:p>
        </text:list-item>
      </text:list>
      <text:list xml:id="list6348249566483798974" text:style-name="L2">
        <text:list-item>
          <text:p text:style-name="P13">If <text:bookmark text:name="MathJax-Element-12-Frame"/><text:bookmark text:name="MathJax-Span-193"/><text:bookmark text:name="MathJax-Span-194"/><text:bookmark text:name="MathJax-Span-195"/><text:span text:style-name="T3">p </text:span>is a prime number and <text:bookmark text:name="MathJax-Element-13-Frame"/><text:bookmark text:name="MathJax-Span-196"/><text:bookmark text:name="MathJax-Span-197"/><text:bookmark text:name="MathJax-Span-198"/><text:span text:style-name="T3">k</text:span><text:bookmark text:name="MathJax-Span-199"/>≥<text:bookmark text:name="MathJax-Span-200"/>1, then there are exactly <text:bookmark text:name="MathJax-Element-14-Frame"/><text:bookmark text:name="MathJax-Span-201"/><text:bookmark text:name="MathJax-Span-202"/><text:bookmark text:name="MathJax-Span-203"/><text:bookmark text:name="MathJax-Span-204"/><text:span text:style-name="T3">p</text:span><text:bookmark text:name="MathJax-Span-205"/><text:span text:style-name="T3">k</text:span><text:bookmark text:name="MathJax-Span-206"/><text:bookmark text:name="MathJax-Span-207"/><text:bookmark text:name="MathJax-Span-208"/>/<text:bookmark text:name="MathJax-Span-209"/><text:span text:style-name="T3">p</text:span> numbers between <text:bookmark text:name="MathJax-Element-15-Frame"/><text:bookmark text:name="MathJax-Span-210"/><text:bookmark text:name="MathJax-Span-211"/><text:bookmark text:name="MathJax-Span-212"/>1 and <text:bookmark text:name="MathJax-Element-16-Frame"/><text:bookmark text:name="MathJax-Span-213"/><text:bookmark text:name="MathJax-Span-214"/><text:bookmark text:name="MathJax-Span-215"/><text:bookmark text:name="MathJax-Span-216"/><text:span text:style-name="T3">p</text:span><text:bookmark text:name="MathJax-Span-217"/><text:span text:style-name="T3">k</text:span> that are divisible by <text:bookmark text:name="MathJax-Element-17-Frame"/><text:bookmark text:name="MathJax-Span-218"/><text:bookmark text:name="MathJax-Span-219"/><text:bookmark text:name="MathJax-Span-220"/><text:span text:style-name="T3">p</text:span>. Which gives us: </text:p>
        </text:list-item>
      </text:list>
      <text:p text:style-name="P18"><text:bookmark text:name="MathJax-Element-18-Frame"/><text:bookmark text:name="MathJax-Span-221"/><text:bookmark text:name="MathJax-Span-222"/><text:bookmark text:name="MathJax-Span-223"/><text:span text:style-name="T3">ϕ</text:span><text:bookmark text:name="MathJax-Span-224"/>(<text:bookmark text:name="MathJax-Span-225"/><text:bookmark text:name="MathJax-Span-226"/><text:span text:style-name="T3">p</text:span><text:bookmark text:name="MathJax-Span-227"/><text:span text:style-name="T4">^</text:span><text:span text:style-name="T3">k</text:span><text:bookmark text:name="MathJax-Span-228"/>)<text:bookmark text:name="MathJax-Span-229"/>=<text:bookmark text:name="MathJax-Span-230"/><text:bookmark text:name="MathJax-Span-231"/><text:span text:style-name="T3">p</text:span><text:bookmark text:name="MathJax-Span-232"/><text:span text:style-name="T4">^</text:span><text:span text:style-name="T3">k</text:span><text:bookmark text:name="MathJax-Span-233"/>−<text:bookmark text:name="MathJax-Span-234"/><text:bookmark text:name="MathJax-Span-235"/><text:span text:style-name="T3">p</text:span><text:bookmark text:name="MathJax-Span-236"/><text:bookmark text:name="MathJax-Span-237"/><text:bookmark text:name="MathJax-Span-238"/><text:span text:style-name="T4">^(</text:span><text:span text:style-name="T3">k</text:span><text:bookmark text:name="MathJax-Span-239"/>−<text:bookmark text:name="MathJax-Span-240"/>1<text:bookmark text:name="MathJax-Span-241"/><text:span text:style-name="T9">)</text:span>.</text:p>
      <text:list xml:id="list3975933723879527552" text:style-name="L4">
        <text:list-item>
          <text:p text:style-name="P14">If <text:bookmark text:name="MathJax-Element-19-Frame"/><text:bookmark text:name="MathJax-Span-242"/><text:bookmark text:name="MathJax-Span-243"/><text:bookmark text:name="MathJax-Span-244"/><text:span text:style-name="T3">a </text:span>and <text:bookmark text:name="MathJax-Element-20-Frame"/><text:bookmark text:name="MathJax-Span-245"/><text:bookmark text:name="MathJax-Span-246"/><text:bookmark text:name="MathJax-Span-247"/><text:span text:style-name="T3">b</text:span> are relatively prime, then: </text:p>
        </text:list-item>
      </text:list>
      <text:p text:style-name="P18"><text:bookmark text:name="MathJax-Element-21-Frame"/><text:bookmark text:name="MathJax-Span-248"/><text:bookmark text:name="MathJax-Span-249"/><text:bookmark text:name="MathJax-Span-250"/><text:span text:style-name="T3">ϕ</text:span><text:bookmark text:name="MathJax-Span-251"/>(<text:bookmark text:name="MathJax-Span-252"/><text:span text:style-name="T3">a</text:span><text:bookmark text:name="MathJax-Span-253"/><text:span text:style-name="T3">b</text:span><text:bookmark text:name="MathJax-Span-254"/>)<text:bookmark text:name="MathJax-Span-255"/>=<text:bookmark text:name="MathJax-Span-256"/><text:span text:style-name="T3">ϕ</text:span><text:bookmark text:name="MathJax-Span-257"/>(<text:bookmark text:name="MathJax-Span-258"/><text:span text:style-name="T3">a</text:span><text:bookmark text:name="MathJax-Span-259"/>)<text:bookmark text:name="MathJax-Span-260"/>⋅<text:bookmark text:name="MathJax-Span-261"/><text:span text:style-name="T3">ϕ</text:span><text:bookmark text:name="MathJax-Span-262"/>(<text:bookmark text:name="MathJax-Span-263"/><text:span text:style-name="T3">b</text:span><text:bookmark text:name="MathJax-Span-264"/>)<text:bookmark text:name="MathJax-Span-265"/>.</text:p>
      <text:p text:style-name="P17"><text:span text:style-name="T3"/></text:p>
      <text:list xml:id="list5923581751051550303" text:style-name="L6">
        <text:list-item>
          <text:p text:style-name="P15">In general, for not coprime <text:bookmark text:name="MathJax-Element-36-Frame"/><text:bookmark text:name="MathJax-Span-341"/><text:bookmark text:name="MathJax-Span-342"/><text:bookmark text:name="MathJax-Span-343"/><text:span text:style-name="T3">a </text:span>and <text:bookmark text:name="MathJax-Element-37-Frame"/><text:bookmark text:name="MathJax-Span-344"/><text:bookmark text:name="MathJax-Span-345"/><text:bookmark text:name="MathJax-Span-346"/><text:span text:style-name="T3">b</text:span>, the equation </text:p>
        </text:list-item>
      </text:list>
      <text:p text:style-name="P18"><text:bookmark text:name="MathJax-Element-38-Frame"/><text:bookmark text:name="MathJax-Span-347"/><text:bookmark text:name="MathJax-Span-348"/><text:bookmark text:name="MathJax-Span-349"/><text:span text:style-name="T3">ϕ</text:span><text:bookmark text:name="MathJax-Span-350"/>(<text:bookmark text:name="MathJax-Span-351"/><text:span text:style-name="T3">a</text:span><text:bookmark text:name="MathJax-Span-352"/><text:span text:style-name="T3">b</text:span><text:bookmark text:name="MathJax-Span-353"/>)<text:bookmark text:name="MathJax-Span-354"/>=<text:bookmark text:name="MathJax-Span-355"/><text:span text:style-name="T3">ϕ</text:span><text:bookmark text:name="MathJax-Span-356"/>(<text:bookmark text:name="MathJax-Span-357"/><text:span text:style-name="T3">a</text:span><text:bookmark text:name="MathJax-Span-358"/>)<text:bookmark text:name="MathJax-Span-359"/>⋅<text:bookmark text:name="MathJax-Span-360"/><text:span text:style-name="T3">ϕ</text:span><text:bookmark text:name="MathJax-Span-361"/>(<text:bookmark text:name="MathJax-Span-362"/><text:span text:style-name="T3">b</text:span><text:bookmark text:name="MathJax-Span-363"/>)<text:bookmark text:name="MathJax-Span-364"/>⋅<text:bookmark text:name="MathJax-Span-365"/><text:bookmark text:name="MathJax-Span-366"/><text:bookmark text:name="MathJax-Span-367"/><text:bookmark text:name="MathJax-Span-368"/><text:span text:style-name="T3">d</text:span><text:bookmark text:name="MathJax-Span-369"/><text:bookmark text:name="MathJax-Span-370"/><text:span text:style-name="T3"> / ϕ</text:span><text:bookmark text:name="MathJax-Span-371"/>(<text:bookmark text:name="MathJax-Span-372"/><text:span text:style-name="T3">d</text:span><text:bookmark text:name="MathJax-Span-373"/>) with <text:bookmark text:name="MathJax-Element-39-Frame"/><text:bookmark text:name="MathJax-Span-374"/><text:bookmark text:name="MathJax-Span-375"/><text:bookmark text:name="MathJax-Span-376"/><text:span text:style-name="T3">d</text:span><text:bookmark text:name="MathJax-Span-377"/>=<text:bookmark text:name="MathJax-Span-378"/>gcd<text:bookmark text:name="MathJax-Span-379"/>(<text:bookmark text:name="MathJax-Span-380"/><text:span text:style-name="T3">a</text:span><text:bookmark text:name="MathJax-Span-381"/>,<text:bookmark text:name="MathJax-Span-382"/><text:span text:style-name="T3">b</text:span><text:bookmark text:name="MathJax-Span-383"/>) holds.</text:p>
      <text:p text:style-name="P12"/>
      <text:p text:style-name="P3"><text:bookmark text:name="MathJax-Element-46-Frame"/><text:bookmark text:name="MathJax-Span-443"/><text:bookmark text:name="MathJax-Span-444"/><text:bookmark text:name="MathJax-Span-445"/><text:bookmark text:name="MathJax-Span-446"/><text:bookmark text:name="MathJax-Span-447"/><text:bookmark text:name="MathJax-Span-448"/><text:span text:style-name="T3">ϕ</text:span><text:bookmark text:name="MathJax-Span-449"/>(<text:bookmark text:name="MathJax-Span-450"/><text:span text:style-name="T3">n</text:span><text:bookmark text:name="MathJax-Span-451"/>)<text:bookmark text:name="MathJax-Span-500"/><text:bookmark text:name="MathJax-Span-501"/><text:bookmark text:name="MathJax-Span-595"/><text:bookmark text:name="MathJax-Span-596"/><text:bookmark text:name="MathJax-Span-663"/><text:bookmark text:name="MathJax-Span-664"/><text:bookmark text:name="MathJax-Span-452"/><text:bookmark text:name="MathJax-Span-453"/><text:bookmark text:name="MathJax-Span-454"/><text:bookmark text:name="MathJax-Span-455"/>=<text:bookmark text:name="MathJax-Span-456"/><text:span text:style-name="T3">ϕ</text:span><text:bookmark text:name="MathJax-Span-457"/>(<text:bookmark text:name="MathJax-Span-458"/><text:bookmark text:name="MathJax-Span-459"/><text:bookmark text:name="MathJax-Span-460"/><text:bookmark text:name="MathJax-Span-461"/><text:bookmark text:name="MathJax-Span-462"/><text:span text:style-name="T3">p</text:span><text:bookmark text:name="MathJax-Span-463"/>1<text:bookmark text:name="MathJax-Span-464"/><text:bookmark text:name="MathJax-Span-465"/><text:bookmark text:name="MathJax-Span-466"/><text:bookmark text:name="MathJax-Span-467"/>^<text:span text:style-name="T3">a</text:span><text:bookmark text:name="MathJax-Span-468"/>1<text:bookmark text:name="MathJax-Span-469"/>)<text:bookmark text:name="MathJax-Span-470"/>⋅<text:bookmark text:name="MathJax-Span-471"/><text:span text:style-name="T3">ϕ</text:span><text:bookmark text:name="MathJax-Span-472"/>(<text:bookmark text:name="MathJax-Span-473"/><text:bookmark text:name="MathJax-Span-474"/><text:bookmark text:name="MathJax-Span-475"/><text:bookmark text:name="MathJax-Span-476"/><text:bookmark text:name="MathJax-Span-477"/><text:span text:style-name="T3">p</text:span><text:bookmark text:name="MathJax-Span-478"/>2<text:bookmark text:name="MathJax-Span-479"/><text:bookmark text:name="MathJax-Span-480"/><text:bookmark text:name="MathJax-Span-481"/><text:bookmark text:name="MathJax-Span-482"/>^<text:span text:style-name="T3">a</text:span><text:bookmark text:name="MathJax-Span-483"/>2<text:bookmark text:name="MathJax-Span-484"/>)<text:bookmark text:name="MathJax-Span-486"/>...<text:span text:style-name="T3">ϕ</text:span><text:bookmark text:name="MathJax-Span-487"/>(<text:bookmark text:name="MathJax-Span-488"/><text:bookmark text:name="MathJax-Span-489"/><text:bookmark text:name="MathJax-Span-490"/><text:bookmark text:name="MathJax-Span-491"/><text:bookmark text:name="MathJax-Span-492"/><text:span text:style-name="T3">p</text:span><text:bookmark text:name="MathJax-Span-493"/><text:span text:style-name="T3">k</text:span><text:bookmark text:name="MathJax-Span-494"/><text:bookmark text:name="MathJax-Span-495"/><text:bookmark text:name="MathJax-Span-496"/><text:bookmark text:name="MathJax-Span-497"/><text:span text:style-name="T3">^a</text:span><text:bookmark text:name="MathJax-Span-498"/><text:span text:style-name="T3">k</text:span><text:bookmark text:name="MathJax-Span-499"/>)</text:p>
      <text:p text:style-name="P12"><text:span text:style-name="T9"><text:tab/></text:span><text:bookmark text:name="MathJax-Element-46-Frame1"/><text:bookmark text:name="MathJax-Span-4431"/><text:bookmark text:name="MathJax-Span-4441"/><text:bookmark text:name="MathJax-Span-4451"/><text:bookmark text:name="MathJax-Span-502"/><text:bookmark text:name="MathJax-Span-503"/><text:bookmark text:name="MathJax-Span-505"/>=<text:bookmark text:name="MathJax-Span-506"/><text:bookmark text:name="MathJax-Span-507"/>(<text:bookmark text:name="MathJax-Span-508"/><text:bookmark text:name="MathJax-Span-509"/><text:bookmark text:name="MathJax-Span-510"/><text:bookmark text:name="MathJax-Span-511"/><text:bookmark text:name="MathJax-Span-512"/><text:bookmark text:name="MathJax-Span-513"/><text:span text:style-name="T3">p</text:span><text:bookmark text:name="MathJax-Span-514"/>1<text:bookmark text:name="MathJax-Span-515"/><text:bookmark text:name="MathJax-Span-516"/><text:bookmark text:name="MathJax-Span-517"/><text:bookmark text:name="MathJax-Span-518"/><text:span text:style-name="T9">^</text:span><text:span text:style-name="T3">a</text:span><text:bookmark text:name="MathJax-Span-519"/>1<text:bookmark text:name="MathJax-Span-520"/>−<text:bookmark text:name="MathJax-Span-521"/><text:bookmark text:name="MathJax-Span-522"/><text:bookmark text:name="MathJax-Span-523"/><text:bookmark text:name="MathJax-Span-524"/><text:bookmark text:name="MathJax-Span-525"/><text:span text:style-name="T3">p</text:span><text:bookmark text:name="MathJax-Span-526"/>1<text:bookmark text:name="MathJax-Span-527"/><text:bookmark text:name="MathJax-Span-528"/><text:bookmark text:name="MathJax-Span-529"/><text:bookmark text:name="MathJax-Span-530"/><text:span text:style-name="T9">^(</text:span><text:span text:style-name="T3">a</text:span><text:bookmark text:name="MathJax-Span-531"/>1<text:bookmark text:name="MathJax-Span-532"/>−<text:bookmark text:name="MathJax-Span-533"/>1<text:bookmark text:name="MathJax-Span-534"/><text:span text:style-name="T9">)</text:span>)<text:bookmark text:name="MathJax-Span-535"/>⋅<text:bookmark text:name="MathJax-Span-536"/><text:bookmark text:name="MathJax-Span-537"/>(<text:bookmark text:name="MathJax-Span-538"/><text:bookmark text:name="MathJax-Span-539"/><text:bookmark text:name="MathJax-Span-540"/><text:bookmark text:name="MathJax-Span-541"/><text:bookmark text:name="MathJax-Span-542"/><text:bookmark text:name="MathJax-Span-543"/><text:span text:style-name="T3">p</text:span><text:bookmark text:name="MathJax-Span-544"/>2<text:bookmark text:name="MathJax-Span-545"/><text:bookmark text:name="MathJax-Span-546"/><text:bookmark text:name="MathJax-Span-547"/><text:bookmark text:name="MathJax-Span-548"/><text:span text:style-name="T9">^</text:span><text:span text:style-name="T3">a</text:span><text:bookmark text:name="MathJax-Span-549"/>2<text:bookmark text:name="MathJax-Span-550"/>−<text:bookmark text:name="MathJax-Span-551"/><text:bookmark text:name="MathJax-Span-552"/><text:bookmark text:name="MathJax-Span-553"/><text:bookmark text:name="MathJax-Span-554"/><text:bookmark text:name="MathJax-Span-555"/><text:span text:style-name="T3">p</text:span><text:bookmark text:name="MathJax-Span-556"/>2<text:bookmark text:name="MathJax-Span-557"/><text:bookmark text:name="MathJax-Span-558"/><text:bookmark text:name="MathJax-Span-559"/><text:bookmark text:name="MathJax-Span-560"/><text:span text:style-name="T9">^(</text:span><text:span text:style-name="T3">a</text:span><text:bookmark text:name="MathJax-Span-561"/>2<text:bookmark text:name="MathJax-Span-562"/>−<text:bookmark text:name="MathJax-Span-563"/>1<text:bookmark text:name="MathJax-Span-564"/><text:span text:style-name="T9">)</text:span>)<text:bookmark text:name="MathJax-Span-566"/><text:bookmark text:name="MathJax-Span-567"/>...(<text:bookmark text:name="MathJax-Span-568"/><text:bookmark text:name="MathJax-Span-569"/><text:bookmark text:name="MathJax-Span-570"/><text:bookmark text:name="MathJax-Span-571"/><text:bookmark text:name="MathJax-Span-572"/><text:bookmark text:name="MathJax-Span-573"/><text:span text:style-name="T3">p</text:span><text:bookmark text:name="MathJax-Span-574"/><text:span text:style-name="T3">k</text:span><text:bookmark text:name="MathJax-Span-575"/><text:bookmark text:name="MathJax-Span-576"/><text:bookmark text:name="MathJax-Span-577"/><text:bookmark text:name="MathJax-Span-578"/><text:span text:style-name="T4">^</text:span><text:span text:style-name="T3">a</text:span><text:bookmark text:name="MathJax-Span-579"/><text:span text:style-name="T3">k</text:span><text:bookmark text:name="MathJax-Span-580"/>−<text:bookmark text:name="MathJax-Span-581"/><text:bookmark text:name="MathJax-Span-582"/><text:bookmark text:name="MathJax-Span-583"/><text:bookmark text:name="MathJax-Span-584"/><text:bookmark text:name="MathJax-Span-585"/><text:span text:style-name="T3">p</text:span><text:bookmark text:name="MathJax-Span-586"/><text:span text:style-name="T3">k</text:span><text:bookmark text:name="MathJax-Span-587"/><text:bookmark text:name="MathJax-Span-588"/><text:bookmark text:name="MathJax-Span-589"/><text:bookmark text:name="MathJax-Span-590"/><text:span text:style-name="T4">^(</text:span><text:span text:style-name="T3">a</text:span><text:bookmark text:name="MathJax-Span-591"/><text:span text:style-name="T3">k</text:span><text:bookmark text:name="MathJax-Span-592"/>−<text:bookmark text:name="MathJax-Span-593"/>1<text:bookmark text:name="MathJax-Span-594"/><text:span text:style-name="T9">))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MathJax Size1" svg:font-family="'MathJax Size1'"/>
    <style:font-face style:name="MathJax Size3" svg:font-family="'MathJax Size3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4:36:42.204125384</meta:creation-date>
    <dc:date>2018-12-15T15:18:43.237017846</dc:date>
    <meta:editing-duration>PT41M38S</meta:editing-duration>
    <meta:editing-cycles>5</meta:editing-cycles>
    <meta:generator>LibreOffice/4.2.8.2$Linux_X86_64 LibreOffice_project/420m0$Build-2</meta:generator>
    <meta:document-statistic meta:table-count="2" meta:image-count="0" meta:object-count="0" meta:page-count="2" meta:paragraph-count="80" meta:word-count="337" meta:character-count="1804" meta:non-whitespace-character-count="1506"/>
  </office:meta>
</office:document-meta>
</file>